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text-properties officeooo:rsid="0010f4df" officeooo:paragraph-rsid="0010f4df"/>
    </style:style>
    <style:style style:name="P2" style:family="paragraph" style:parent-style-name="Standard">
      <style:text-properties officeooo:rsid="0011ec18" officeooo:paragraph-rsid="0011ec18"/>
    </style:style>
    <style:style style:name="P3" style:family="paragraph" style:parent-style-name="Standard">
      <style:text-properties officeooo:rsid="0013cddc" officeooo:paragraph-rsid="0013cddc"/>
    </style:style>
    <style:style style:name="P4" style:family="paragraph" style:parent-style-name="Standard">
      <style:text-properties officeooo:rsid="001467d3" officeooo:paragraph-rsid="001467d3"/>
    </style:style>
    <style:style style:name="P5" style:family="paragraph" style:parent-style-name="Standard">
      <style:text-properties officeooo:rsid="0014dfb9" officeooo:paragraph-rsid="0014dfb9"/>
    </style:style>
    <style:style style:name="T1" style:family="text">
      <style:text-properties officeooo:rsid="0013cddc"/>
    </style:style>
    <style:style style:name="T2" style:family="text">
      <style:text-properties officeooo:rsid="0015fe6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sjekt: Bli kjent med linux og potensielt daily-drive det</text:p>
      <text:p text:style-name="P1"/>
      <text:p text:style-name="P1">varighet: bli kjent 2-3 uker, og deretter bare prøve å bruke det </text:p>
      <text:p text:style-name="P1"/>
      <text:p text:style-name="P1">uke 1: <text:line-break/>fikk tips fra en venn at Linux mint skal være enkelt for nybegynnere, så jeg begynte med å laste det ned iso image og lage en bootable usb minnepenn ved hjelp av rufus. Dette gikk ganske enkelt, men tok litt tid. </text:p>
      <text:p text:style-name="P1">Jeg begynte deretter å følge en <text:a xlink:type="simple" xlink:href="https://www.geeksforgeeks.org/linux-tutorial/" text:style-name="Internet_20_link" text:visited-style-name="Visited_20_Internet_20_Link">tutorial</text:a> for å lære meg basic kommandoer som bl.a. ls, cd, touch, wheris, etc.</text:p>
      <text:p text:style-name="P1"/>
      <text:p text:style-name="P2">senere samme dag, så jeg på youtube og kom over en <text:a xlink:type="simple" xlink:href="https://youtu.be/urYjGtnfckM?si=zjwPPc2Fvd7TlSS7" text:style-name="Internet_20_link" text:visited-style-name="Visited_20_Internet_20_Link">video</text:a> der en linux nybegynner, akkurat som meg, hadde prøvd seg på å laste ned Arch linux. Arch er kjent for å være en av de beste distribusjonene av linux, mest pga <text:span text:style-name="T1">at det er så bare-bones. Ingen bloatware, ingenting unødvendig. Når jeg så tittelen og så litt gjennom videoen, tenkte jeg at jeg også lyst å prøve akkurat det. Så jeg gjorde igjen klar en minnepenn, bare med arch denne gangen.</text:span></text:p>
      <text:p text:style-name="P3">TL;DR det ble en lang kveld/natt. Jeg sov ikke den natta og endte opp med å feile på å koble til internettet</text:p>
      <text:p text:style-name="P3"/>
      <text:p text:style-name="P3">uke 2:</text:p>
      <text:p text:style-name="P3">Prøvde meg på Arch på nytt, og fulgte denne gangen den offisielle <text:a xlink:type="simple" xlink:href="https://wiki.archlinux.org/title/Installation_guide" text:style-name="Internet_20_link" text:visited-style-name="Visited_20_Internet_20_Link">arch installation guide</text:a>. Tok omtrent 4 timer med styr og slit, men jeg føler at jeg lærte veldig mye på den tida. Fikk til slutt til å installere det, og valgte å ha et desktop environment(DE) for å gjøre det enklere for meg, siden jeg fortsatt var relativt usikker på hvordan ting funker.</text:p>
      <text:p text:style-name="P3"/>
      <text:p text:style-name="P3">Med den nyfundede selvsikkerheten, bestemte jeg meg for å prøve å daily-drive Arch Linux på min skole PC.</text:p>
      <text:p text:style-name="P3"/>
      <text:p text:style-name="P3">Alt etter dette vil kun være meg som oppdaterer om jeg havner I noen problemer eller gjør nevnverdige erfaringer.</text:p>
      <text:p text:style-name="P3"/>
      <text:p text:style-name="P4">Update 1:</text:p>
      <text:p text:style-name="P5">etter å ha brukt apt package manageren briefly, var det litt jobb å bli vant til pacman(package manageren som Arch bruker), men det gikk fint.</text:p>
      <text:p text:style-name="P5"/>
      <text:p text:style-name="P5">Update 2:</text:p>
      <text:p text:style-name="P5">jeg merket etterhvert at ikke alle packages kan finnes via pacman, så jeg lærte meg hvordan man laster ned packages manuelt ved å clone github repositoriet og deretter kjøre makepkg. Så så jeg at det blir litt slitsomt på langt sett, så jeg lastet ned Yay, som basically gjør dette for meg og finner også uoffisielle packages.</text:p>
      <text:p text:style-name="P5"/>
      <text:p text:style-name="P5">Update 3:</text:p>
      <text:p text:style-name="P5">Gaming. Etter det jeg hadde hørt, så er linux ganske dårlig på gaming. Mest fordi spillene selv ikke støtter linux, ikke fordi linux ikke klarer å kjøre der. Men når jeg leste meg opp på det, var det bare å laste ned Proton og enable det I steam settings. Så steam spill I det minste, funker strålende <text:span text:style-name="T2">på Arch.</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0T12:34:20.899964175</meta:creation-date>
    <dc:date>2024-11-20T13:51:20.186761455</dc:date>
    <meta:editing-duration>PT18M30S</meta:editing-duration>
    <meta:editing-cycles>4</meta:editing-cycles>
    <meta:generator>LibreOffice/24.2.7.2$Linux_X86_64 LibreOffice_project/420$Build-2</meta:generator>
    <meta:document-statistic meta:table-count="0" meta:image-count="0" meta:object-count="0" meta:page-count="1" meta:paragraph-count="16" meta:word-count="440" meta:character-count="2391" meta:non-whitespace-character-count="1964"/>
  </office:meta>
</office:document-meta>
</file>